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ndale Sans UI1" svg:font-family="'Andale Sans UI', 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2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0.472cm" fo:min-width="2.7cm"/>
    </style:style>
    <style:style style:name="gr3" style:family="graphic" style:parent-style-name="standard">
      <style:graphic-properties draw:textarea-horizontal-align="justify" draw:textarea-vertical-align="middle" draw:auto-grow-height="false" fo:min-height="0.472cm" fo:min-width="1.923cm"/>
    </style:style>
    <style:style style:name="gr4" style:family="graphic" style:parent-style-name="standard">
      <style:graphic-properties draw:textarea-horizontal-align="justify" draw:textarea-vertical-align="middle" draw:auto-grow-height="false" fo:min-height="0.572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3cm" fo:min-width="1.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cm" fo:min-width="1.35cm"/>
    </style:style>
    <style:style style:name="gr8" style:family="graphic" style:parent-style-name="standard">
      <style:graphic-properties draw:textarea-horizontal-align="justify" draw:textarea-vertical-align="middle" draw:auto-grow-height="false" fo:min-height="0.3cm" fo:min-width="1.45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8cm" svg:height="0.722cm" svg:x="2.6cm" svg:y="4.878cm">
          <text:p text:style-name="P1">Empresa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2cm" svg:height="0.722cm" svg:x="21.5cm" svg:y="4.878cm">
          <text:p text:style-name="P1">Categoría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.423cm" svg:height="0.722cm" svg:x="21.877cm" svg:y="15.178cm">
          <text:p text:style-name="P1">Articu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2.423cm" svg:height="0.722cm" svg:x="12cm" svg:y="13.2cm">
          <text:p text:style-name="P1">Foto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2.423cm" svg:height="0.722cm" svg:x="12.3cm" svg:y="16.978cm">
          <text:p text:style-name="P1">Links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4.2cm" svg:height="0.822cm" svg:x="1.9cm" svg:y="17.4cm">
          <text:p text:style-name="P1">Tipo_usuario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2.423cm" svg:height="0.722cm" svg:x="2.8cm" svg:y="11.2cm">
          <text:p text:style-name="P1">Usuar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3.4cm" svg:height="1.1cm" svg:x="11.9cm" svg:y="4.7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5.4cm" svg:y1="5.239cm" svg:x2="11.9cm" svg:y2="5.25cm" draw:start-shape="id1" draw:start-glue-point="1" draw:end-shape="id2" draw:end-glue-point="5" svg:d="M5400 5239h3250v11h3250" svg:viewBox="0 0 6501 12">
          <text:p/>
        </draw:connector>
        <draw:custom-shape draw:style-name="gr5" draw:text-style-name="P1" xml:id="id4" draw:id="id4" draw:layer="layout" svg:width="3.4cm" svg:height="1.1cm" svg:x="21.4cm" svg:y="9.8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3.1cm" svg:y1="5.6cm" svg:x2="23.1cm" svg:y2="9.8cm" draw:start-shape="id3" draw:start-glue-point="2" draw:end-shape="id4" draw:end-glue-point="4" svg:d="M23100 5600v4200" svg:viewBox="0 0 1 4201">
          <text:p/>
        </draw:connector>
        <draw:connector draw:style-name="gr6" draw:text-style-name="P1" draw:layer="layout" svg:x1="23.1cm" svg:y1="10.9cm" svg:x2="23.088cm" svg:y2="15.178cm" draw:start-shape="id4" draw:start-glue-point="6" draw:end-shape="id5" draw:end-glue-point="0" svg:d="M23100 10900v2140h-12v2138" svg:viewBox="0 0 13 4279">
          <text:p/>
        </draw:connector>
        <draw:custom-shape draw:style-name="gr7" draw:text-style-name="P1" xml:id="id6" draw:id="id6" draw:layer="layout" svg:width="3.7cm" svg:height="1.1cm" svg:x="16cm" svg:y="13cm">
          <text:p text:style-name="P1">con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7" draw:id="id7" draw:layer="layout" svg:width="3.9cm" svg:height="1.1cm" svg:x="15.8cm" svg:y="16.8cm">
          <text:p text:style-name="P1">con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9.7cm" svg:y1="13.55cm" svg:x2="21.877cm" svg:y2="15.539cm" draw:start-shape="id6" draw:start-glue-point="7" draw:end-shape="id5" draw:end-glue-point="3" svg:d="M19700 13550h1089v1989h1088" svg:viewBox="0 0 2178 1990">
          <text:p/>
        </draw:connector>
        <draw:connector draw:style-name="gr6" draw:text-style-name="P1" draw:layer="layout" svg:x1="19.7cm" svg:y1="17.35cm" svg:x2="21.877cm" svg:y2="15.539cm" draw:start-shape="id7" draw:start-glue-point="7" draw:end-shape="id5" draw:end-glue-point="3" svg:d="M19700 17350h1089v-1811h1088" svg:viewBox="0 0 2178 1812">
          <text:p/>
        </draw:connector>
        <draw:connector draw:style-name="gr6" draw:text-style-name="P1" draw:layer="layout" svg:x1="14.423cm" svg:y1="13.561cm" svg:x2="16cm" svg:y2="13.55cm" draw:start-shape="id8" draw:start-glue-point="1" draw:end-shape="id6" draw:end-glue-point="5" svg:d="M14423 13561h788v-11h789" svg:viewBox="0 0 1578 12">
          <text:p/>
        </draw:connector>
        <draw:connector draw:style-name="gr6" draw:text-style-name="P1" draw:layer="layout" svg:x1="14.723cm" svg:y1="17.339cm" svg:x2="15.8cm" svg:y2="17.35cm" draw:start-shape="id9" draw:start-glue-point="1" draw:end-shape="id7" draw:end-glue-point="5" svg:d="M14723 17339h538v11h539" svg:viewBox="0 0 1078 12">
          <text:p/>
        </draw:connector>
        <draw:custom-shape draw:style-name="gr5" draw:text-style-name="P1" xml:id="id10" draw:id="id10" draw:layer="layout" svg:width="3.4cm" svg:height="1.1cm" svg:x="2.3cm" svg:y="7.9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4cm" svg:y1="7.9cm" svg:x2="4cm" svg:y2="5.6cm" draw:start-shape="id10" draw:start-glue-point="4" draw:end-shape="id1" draw:end-glue-point="2" svg:d="M4000 7900v-2300" svg:viewBox="0 0 1 2301">
          <text:p/>
        </draw:connector>
        <draw:connector draw:style-name="gr6" draw:text-style-name="P1" draw:layer="layout" svg:x1="4.011cm" svg:y1="11.2cm" svg:x2="4cm" svg:y2="9cm" draw:start-shape="id11" draw:start-glue-point="0" draw:end-shape="id10" draw:end-glue-point="6" svg:d="M4011 11200v-1099h-11v-1101" svg:viewBox="0 0 12 2201">
          <text:p/>
        </draw:connector>
        <draw:custom-shape draw:style-name="gr9" draw:text-style-name="P1" xml:id="id12" draw:id="id12" draw:layer="layout" svg:width="5.6cm" svg:height="1.2cm" svg:x="1.2cm" svg:y="14cm">
          <text:p text:style-name="P1"><text:s/>se diferencia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4cm" svg:y1="14cm" svg:x2="4.011cm" svg:y2="11.922cm" draw:start-shape="id12" draw:start-glue-point="4" draw:end-shape="id11" draw:end-glue-point="2" svg:d="M4000 14000v-1039h11v-1039" svg:viewBox="0 0 12 2079">
          <text:p/>
        </draw:connector>
        <draw:connector draw:style-name="gr6" draw:text-style-name="P1" draw:layer="layout" svg:x1="4cm" svg:y1="17.4cm" svg:x2="4cm" svg:y2="15.2cm" draw:start-shape="id13" draw:start-glue-point="0" draw:end-shape="id12" draw:end-glue-point="6" svg:d="M4000 17400v-2200" svg:viewBox="0 0 1 2201">
          <text:p/>
        </draw:connector>
        <draw:custom-shape draw:style-name="gr7" draw:text-style-name="P1" xml:id="id14" draw:id="id14" draw:layer="layout" svg:width="3.7cm" svg:height="1.1cm" svg:x="24.1cm" svg:y="3.1cm">
          <text:p text:style-name="P1">con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3.1cm" svg:y1="4.878cm" svg:x2="24.1cm" svg:y2="3.65cm" draw:start-shape="id3" draw:start-glue-point="0" draw:end-shape="id14" draw:end-glue-point="5" svg:d="M23100 4878v-1228h1000" svg:viewBox="0 0 1001 1229">
          <text:p/>
        </draw:connector>
        <draw:connector draw:style-name="gr6" draw:text-style-name="P1" draw:layer="layout" svg:x1="25.95cm" svg:y1="4.2cm" svg:x2="24.7cm" svg:y2="5.239cm" draw:start-shape="id14" draw:start-glue-point="6" draw:end-shape="id3" draw:end-glue-point="1" svg:d="M25950 4200v1039h-1250" svg:viewBox="0 0 1251 1040">
          <text:p/>
        </draw:connector>
        <draw:connector draw:style-name="gr6" draw:text-style-name="P1" draw:layer="layout" svg:x1="15.3cm" svg:y1="5.25cm" svg:x2="21.5cm" svg:y2="5.239cm" draw:start-shape="id2" draw:start-glue-point="7" draw:end-shape="id3" draw:end-glue-point="3" svg:d="M15300 5250h3101v-11h3099" svg:viewBox="0 0 6201 12">
          <text:p/>
        </draw:connector>
        <draw:frame draw:style-name="gr10" draw:text-style-name="P2" draw:layer="layout" svg:width="1.7cm" svg:height="1cm" svg:x="12.9cm" svg:y="3.7cm">
          <draw:text-box>
            <text:p>1:N</text:p>
          </draw:text-box>
        </draw:frame>
        <draw:frame draw:style-name="gr11" draw:text-style-name="P2" draw:layer="layout" svg:width="1.7cm" svg:height="1.1cm" svg:x="22.6cm" svg:y="2.6cm">
          <draw:text-box>
            <text:p>1:N</text:p>
          </draw:text-box>
        </draw:frame>
        <draw:frame draw:style-name="gr10" draw:text-style-name="P2" draw:layer="layout" svg:width="1.5cm" svg:height="1cm" svg:x="5.8cm" svg:y="8.1cm">
          <draw:text-box>
            <text:p>1:N</text:p>
          </draw:text-box>
        </draw:frame>
        <draw:frame draw:style-name="gr11" draw:text-style-name="P2" draw:layer="layout" svg:width="1.5cm" svg:height="1.1cm" svg:x="6.9cm" svg:y="14.2cm">
          <draw:text-box>
            <text:p>N:1</text:p>
          </draw:text-box>
        </draw:frame>
        <draw:frame draw:style-name="gr10" draw:text-style-name="P2" draw:layer="layout" svg:width="1.7cm" svg:height="1cm" svg:x="17.1cm" svg:y="11.9cm">
          <draw:text-box>
            <text:p>N:1</text:p>
          </draw:text-box>
        </draw:frame>
        <draw:frame draw:style-name="gr10" draw:text-style-name="P2" draw:layer="layout" svg:width="1.7cm" svg:height="1cm" svg:x="17.2cm" svg:y="15.6cm">
          <draw:text-box>
            <text:p>N:1</text:p>
          </draw:text-box>
        </draw:frame>
        <draw:frame draw:style-name="gr10" draw:text-style-name="P2" draw:layer="layout" svg:width="1.7cm" svg:height="1cm" svg:x="25.1cm" svg:y="9.9cm">
          <draw:text-box>
            <text:p>1: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Andale Sans UI1" svg:font-family="'Andale Sans UI', 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Índice" style:family="graphic">
      <style:paragraph-properties style:text-autospace="none"/>
      <style:text-properties fo:language="zxx" fo:country="none" style:font-name-asian="Tahoma2" style:font-family-asian="Tahoma" style:language-asian="zxx" style:country-asian="none"/>
    </style:style>
    <style:style style:name="Leyenda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2" style:font-family-asian="Tahoma" style:language-asian="zxx" style:country-asian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17:25:16.520000000</meta:creation-date>
    <dc:date>2017-05-04T17:33:57.407000000</dc:date>
    <meta:editing-duration>PT13M57S</meta:editing-duration>
    <meta:editing-cycles>2</meta:editing-cycles>
    <meta:generator>LibreOffice/5.2.2.2$Windows_x86 LibreOffice_project/8f96e87c890bf8fa77463cd4b640a2312823f3ad</meta:generator>
    <meta:document-statistic meta:object-count="35"/>
  </office:meta>
</office:document-meta>
</file>